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24"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2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6979388166055944"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7557768086070367209"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420362014828629991"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999919205430150194"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риняла грозный вид.</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саквояж и сунул его в рюкзак.</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7">Она проследовала к выходу, кивком головы приглашая меня следовать за ней.</text:p>
      <text:p text:style-name="P3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text:soft-page-break/>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6">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text:soft-page-break/>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text:soft-page-break/>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text:soft-page-break/>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Тия виновато закусила губу и отвернулась.</text:p>
      <text:p text:style-name="P33">–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 Ну ок. Тогда она обрадуется следующей новости: я ухожу.</text:p>
      <text:p text:style-name="P33"><text:soft-page-break/>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6"><text:soft-page-break/>–<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 А почему только тебя? А меня? А дядю-горгулия?</text:p>
      <text:p text:style-name="P39"><text:soft-page-break/>–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text:soft-page-break/>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text:span><text:span text:style-name="T34">же </text:span><text:span text:style-name="T34">не можешь допустить, чтобы оно исчезло</text:span><text:span text:style-name="T34">?</text:span><text:span text:style-name="T34">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1"><text:span text:style-name="T1">Н</text:span><text:span text:style-name="T1">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text:span><text:span text:style-name="T1">Раздался треск фейерверка и <text:s/>смех</text:span><text:span text:style-name="T1">. К станции, деловито пыхтя, подходил поезд. </text:span><text:span text:style-name="T1">Пони подхватили чемоданы в ожидании.</text:span><text:span text:style-name="T1"> Призраки прошло</text:span><text:span text:style-name="T1">го</text:span><text:span text:style-name="T1"> манили меня, упрашивая забыть, что произошло.</text:span></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text:span><text:span text:style-name="T6"> меня дико </text:span><text:span text:style-name="T6">за</text:span><text:span text:style-name="T6">боле</text:span><text:span text:style-name="T6">ла</text:span><text:span text:style-name="T6">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text:span><text:span text:style-name="T26">Воплощения</text:span><text:span text:style-name="T26">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text:soft-page-break/></text:p>
      <text:h text:style-name="Heading_20_2" text:outline-level="2">12. День в Понивилле</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подхватился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немного косящим взглядом.</text:p>
      <text:p text:style-name="P37">– Привет, Макс. Тебе корреспонденция. – пегаска порылась в сумке и выудила пухлый пакет.</text:p>
      <text:p text:style-name="P37">– «Особенности привычек, кормле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3"/>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
      <text:p text:style-name="P3"><text:soft-page-break/></text:p>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метконосцев, налаживающих ракету.</text:p>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text:span><text:soft-page-break/><text:span text:style-name="T18">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text:span><text:span text:style-name="T24">в Кантерлоте </text:span><text:span text:style-name="T24">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text:span><text:span text:style-name="T23">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text:soft-page-break/>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text:span text:style-name="T1">–</text:span> Одержимого чем? <text:span text:style-name="T1">–</text:span> спросила Рэрити.</text:p>
      <text:p text:style-name="P4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text:span><text:span text:style-name="T17">мир. Про Фабрику Радуг — ни слова.</text:span></text:p>
      <text:p text:style-name="P47"><text:span text:style-name="T6">–</text:span> М-м-м. В описании заклинания Свирл упоминал гармонию. Я и подумал, а что, если это кат-то 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text:soft-page-break/></text:p>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text:soft-page-break/>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text:soft-page-break/></text:p>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text:soft-page-break/>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text:soft-page-break/></text:p>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oft-page-break/><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text:soft-page-break/>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text:soft-page-break/>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oft-page-break/><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text:span><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text:soft-page-break/>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oft-page-break/><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oft-page-break/><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oft-page-break/><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oft-page-break/><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text:soft-page-break/>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oft-page-break/><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text:soft-page-break/></text:p>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text:soft-page-break/>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text:soft-page-break/>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oft-page-break/><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oft-page-break/><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text:soft-page-break/>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text:span><text:span text:style-name="T17">существом, мораль им этика которого совершенно чужда людям и пони, а его дурашливость - только маска.</text:span><text:span text:style-name="T6">&gt;</text:span></text:p>
      <text:p text:style-name="P51"/>
      <text:p text:style-name="P47"><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text:soft-page-break/>–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text:soft-page-break/>–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text:soft-page-break/>–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oft-page-break/><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5790399879094498149"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38649737" text:continue-numbering="true" text:style-name="L5">
        <text:list-header>
          <text:p text:style-name="P127">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641771" text:continue-numbering="true" text:style-name="L5">
        <text:list-header>
          <text:p text:style-name="P127">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oft-page-break/><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637335"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oft-page-break/><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5083206851549672030"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4237721714910091160"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text:soft-page-break/>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text:soft-page-break/>–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text:span><text:span text:style-name="T18">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text:soft-page-break/>–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18">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text:soft-page-break/></text:p>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3199279004468164433" text:style-name="L8">
        <text:list-header>
          <text:p text:style-name="P129">(<text:span text:style-name="T24">Луна — как повелительница снов, слышала разговор Макса с Анакорном</text:span>)</text:p>
          <text:p text:style-name="P130"/>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oft-page-break/><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27T18:47:16.29</dc:date>
    <meta:editing-duration>P70DT9H57M38S</meta:editing-duration>
    <meta:editing-cycles>3462</meta:editing-cycles>
    <meta:generator>OpenOffice/4.1.1$Win32 OpenOffice.org_project/411m6$Build-9775</meta:generator>
    <dc:creator>макс </dc:creator>
    <meta:document-statistic meta:table-count="0" meta:image-count="0" meta:object-count="0" meta:page-count="142" meta:paragraph-count="2913" meta:word-count="68203" meta:character-count="434527"/>
  </office:meta>
</office:document-meta>
</file>